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18in"/>
    </style:style>
    <style:style style:name="co3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NOT_20_NEEDED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ce5"/>
        <table:table-column table:style-name="co4" table:default-cell-style-name="Default"/>
        <table:table-row table:style-name="ro3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table:style-name="NOT_20_NEEDED" office:value-type="string">
            <text:p>addPIS.m</text:p>
          </table:table-cell>
          <table:table-cell table:style-name="NOT_20_NEEDED" office:value-type="string">
            <text:p>M-file</text:p>
          </table:table-cell>
          <table:table-cell table:style-name="ce3" office:value-type="string">
            <text:p>x</text:p>
          </table:table-cell>
          <table:table-cell table:style-name="NOT_20_NEEDED"/>
        </table:table-row>
        <table:table-row table:style-name="ro3">
          <table:table-cell table:style-name="NOT_20_NEEDED" office:value-type="string">
            <text:p>ai2mif.c</text:p>
          </table:table-cell>
          <table:table-cell table:style-name="NOT_20_NEEDED" office:value-type="string">
            <text:p>C</text:p>
          </table:table-cell>
          <table:table-cell table:style-name="ce3"/>
          <table:table-cell table:style-name="NOT_20_NEEDED"/>
        </table:table-row>
        <table:table-row table:style-name="ro3">
          <table:table-cell table:style-name="DONE" office:value-type="string">
            <text:p>axisLabel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bilogplot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table:style-name="DONE" office:value-type="string">
            <text:p>bplogsmoot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 office:value-type="string">
            <text:p>plotting</text:p>
          </table:table-cell>
        </table:table-row>
        <table:table-row table:style-name="ro3">
          <table:table-cell table:style-name="DONE" office:value-type="string">
            <text:p>b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bun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calculate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NOT_20_NEEDED" office:value-type="string">
            <text:p>Contents.m</text:p>
          </table:table-cell>
          <table:table-cell table:style-name="NOT_20_NEEDED" office:value-type="string">
            <text:p>M-file</text:p>
          </table:table-cell>
          <table:table-cell table:style-name="ce3" office:value-type="string">
            <text:p>x</text:p>
          </table:table-cell>
          <table:table-cell table:style-name="NOT_20_NEEDED" office:value-type="string">
            <text:p>documentation</text:p>
          </table:table-cell>
        </table:table-row>
        <table:table-row table:style-name="ro3">
          <table:table-cell table:style-name="DONE" office:value-type="string">
            <text:p>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ela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DocumentN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clansN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clansObj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sdemo1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2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3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table:style-name="ce2" office:value-type="string">
            <text:p>dsdemo4.mat</text:p>
          </table:table-cell>
          <table:table-cell table:style-name="ce2" office:value-type="string">
            <text:p>MAT-file</text:p>
          </table:table-cell>
          <table:table-cell table:style-name="ce6"/>
          <table:table-cell table:style-name="ce2" office:value-type="string">
            <text:p>binary</text:p>
          </table:table-cell>
        </table:table-row>
        <table:table-row table:style-name="ro3">
          <table:table-cell office:value-type="string">
            <text:p>dsdemo5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6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7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8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table:style-name="DONE" office:value-type="string">
            <text:p>ds_f1f2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freq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han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optzero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synNTFobj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6"/>
          <table:table-cell table:style-name="ce2" office:value-type="string">
            <text:p>doc</text:p>
          </table:table-cell>
        </table:table-row>
        <table:table-row table:style-name="ro3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evalRPol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eval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gureMagic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impL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inf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l1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lollipo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nabs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6"/>
          <table:table-cell table:style-name="ce2" office:value-type="string">
            <text:p>doc</text:p>
          </table:table-cell>
        </table:table-row>
        <table:table-row table:style-name="ro3">
          <table:table-cell table:style-name="DONE" office:value-type="string">
            <text:p>padb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l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t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rtitionABCD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table:style-name="DONE" office:value-type="string">
            <text:p>plotPZ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 office:value-type="string">
            <text:p>plotting</text:p>
          </table:table-cell>
        </table:table-row>
        <table:table-row table:style-name="ro3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office:value-type="string">
            <text:p>plotUsage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office:value-type="string">
            <text:p>PosInvSet/dot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cu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expan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tes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map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split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edge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2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hull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leftof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convex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sideConvex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poly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qhull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sgn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uvar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table:style-name="NOT_20_NEEDED" office:value-type="string">
            <text:p>PosInvSet/qhull/COPYING.txt</text:p>
          </table:table-cell>
          <table:table-cell table:style-name="NOT_20_NEEDED" office:value-type="string">
            <text:p>Text</text:p>
          </table:table-cell>
          <table:table-cell table:style-name="ce3"/>
          <table:table-cell table:style-name="NOT_20_NEEDED" office:value-type="string">
            <text:p>qhull licence</text:p>
          </table:table-cell>
        </table:table-row>
        <table:table-row table:style-name="ro3">
          <table:table-cell office:value-type="string">
            <text:p>PosInvSet/qhull/geom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loba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akefile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table:style-name="NOT_20_NEEDED" office:value-type="string">
            <text:p>PosInvSet/qhull/MEXChanges.txt</text:p>
          </table:table-cell>
          <table:table-cell table:style-name="NOT_20_NEEDED" office:value-type="string">
            <text:p>Text</text:p>
          </table:table-cell>
          <table:table-cell table:style-name="ce3"/>
          <table:table-cell table:style-name="NOT_20_NEEDED" office:value-type="string">
            <text:p>qhull</text:p>
          </table:table-cell>
        </table:table-row>
        <table:table-row table:style-name="ro3">
          <table:table-cell office:value-type="string">
            <text:p>PosInvSet/qhull/poly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_a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ni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ser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NOT_20_NEEDED" office:value-type="string">
            <text:p>printmif.m</text:p>
          </table:table-cell>
          <table:table-cell table:style-name="NOT_20_NEEDED" office:value-type="string">
            <text:p>M-file</text:p>
          </table:table-cell>
          <table:table-cell table:style-name="ce3" office:value-type="string">
            <text:p>x</text:p>
          </table:table-cell>
          <table:table-cell table:style-name="NOT_20_NEEDED" office:value-type="string">
            <text:p>plotting</text:p>
          </table:table-cell>
        </table:table-row>
        <table:table-row table:style-name="ro3">
          <table:table-cell table:style-name="DONE" office:value-type="string">
            <text:p>puls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realizeN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rmsGai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rm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sinc_decimat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Iunit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tuffABCD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synthesizeNTF0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ynthesizeNTF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ynthesizeN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thermomete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zinc.m</text:p>
          </table:table-cell>
          <table:table-cell table:style-name="DONE" office:value-type="string">
            <text:p>M-file</text:p>
          </table:table-cell>
          <table:table-cell table:style-name="ce7" office:value-type="string">
            <text:p>x</text:p>
          </table:table-cell>
          <table:table-cell table:style-name="DONE"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>
            <text:p>COMPLETED</text:p>
          </table:table-cell>
          <table:table-cell table:formula="of:=+ROUND(COUNTIF([.C2:.C169]; &quot;=x&quot;)/COUNTIF([.B2:.B169]; &quot;=M-file&quot;)*100; 2)" office:value-type="float" office:value="36.3">
            <text:p>36.3</text:p>
          </table:table-cell>
          <table:table-cell table:style-name="Default" office:value-type="string">
            <text:p>%</text:p>
          </table:table-cell>
          <table:table-cell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28T19:20:10</dc:date>
    <meta:editing-duration>P7DT5H11M47S</meta:editing-duration>
    <meta:editing-cycles>16</meta:editing-cycles>
    <meta:generator>LibreOffice/3.5$Linux_x86 LibreOffice_project/350m1$Build-2</meta:generator>
    <dc:creator>gventuri </dc:creator>
    <meta:document-statistic meta:table-count="4" meta:cell-count="461" meta:object-count="0"/>
  </office:meta>
</office:document-meta>
</file>